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 style:list-style-name="L1"/>
    <style:style style:name="P3" style:family="paragraph" style:parent-style-name="Standard" style:list-style-name="L1">
      <style:text-properties officeooo:rsid="0000d26a" officeooo:paragraph-rsid="0000d26a"/>
    </style:style>
    <style:style style:name="P4" style:family="paragraph">
      <style:paragraph-properties fo:text-align="center"/>
    </style:style>
    <style:style style:name="T1" style:family="text">
      <style:text-properties fo:color="#0000ff"/>
    </style:style>
    <style:style style:name="T2" style:family="text">
      <style:text-properties fo:color="#0000ff" style:text-underline-style="solid" style:text-underline-width="auto" style:text-underline-color="font-color"/>
    </style:style>
    <style:style style:name="T3" style:family="text">
      <style:text-properties fo:color="#0000ff" officeooo:rsid="00052dda"/>
    </style:style>
    <style:style style:name="T4" style:family="text">
      <style:text-properties fo:color="#ff0000"/>
    </style:style>
    <style:style style:name="T5" style:family="text">
      <style:text-properties fo:color="#ff0000" officeooo:rsid="0000d26a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00d26a" style:font-weight-asian="bold" style:font-weight-complex="bold"/>
    </style:style>
    <style:style style:name="T8" style:family="text">
      <style:text-properties fo:font-weight="bold" officeooo:rsid="00052dda" style:font-weight-asian="bold" style:font-weight-complex="bold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officeooo:rsid="0000d26a"/>
    </style:style>
    <style:style style:name="T11" style:family="text">
      <style:text-properties fo:color="#ff3333" officeooo:rsid="0000d26a"/>
    </style:style>
    <style:style style:name="T12" style:family="text">
      <style:text-properties officeooo:rsid="00033673"/>
    </style:style>
    <style:style style:name="T13" style:family="text">
      <style:text-properties officeooo:rsid="00052dda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vg:stroke-width="0.0201in" svg:stroke-color="#000000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as Dispersion Simulator Installation Guide</text:p>
      <text:p text:style-name="Standard"><draw:line text:anchor-type="paragraph" draw:z-index="0" draw:style-name="gr1" draw:text-style-name="P4" svg:x1="0.0217in" svg:y1="0.039in" svg:x2="6.9189in" svg:y2="0.0909in"><text:p/></draw:line></text:p>
      <text:p text:style-name="Standard">The simulator was developed for ROS <text:span text:style-name="T10">Indigo</text:span>. It is highly recommended to read the introduction tutorials in the ROS wiki (<text:span text:style-name="T2">http://wiki.ros.org/ROS/Tutorials</text:span>) before starting.</text:p>
      <text:p text:style-name="Standard"/>
      <text:p text:style-name="Standard">The following steps allow to create a dedicated catkin workspace for the simulator.</text:p>
      <text:p text:style-name="Standard"/>
      <text:list xml:id="list8982735500746905845" text:style-name="L1">
        <text:list-item>
          <text:p text:style-name="P2"><text:span text:style-name="T10">Inside</text:span> the ROS working directory,<text:span text:style-name="T10">if not already present,</text:span> create a folder called “<text:span text:style-name="T4">src</text:span>”</text:p>
        </text:list-item>
        <text:list-item>
          <text:p text:style-name="P2">Go to <text:span text:style-name="T11">catkin_ws</text:span><text:span text:style-name="T4">/src</text:span> <text:s/><text:span text:style-name="T10">and create a folder called “</text:span><text:span text:style-name="T11">simulated_tdlas</text:span><text:span text:style-name="T10">”</text:span>and copy the following folders: <text:span text:style-name="T6">dispersion_simulation</text:span>, <text:span text:style-name="T6">environment</text:span>, <text:span text:style-name="T6">msgs_and_srvs,</text:span><text:span text:style-name="T7"> launch</text:span> and <text:span text:style-name="T6">simulated_</text:span><text:span text:style-name="T7">tdlas</text:span></text:p>
        </text:list-item>
        <text:list-item>
          <text:p text:style-name="P2">Go to “<text:span text:style-name="T5">simulated_tdlas”</text:span> and run <text:span text:style-name="T1">catkin_make</text:span>. The compiler should throw error messages.</text:p>
        </text:list-item>
        <text:list-item>
          <text:p text:style-name="P2">Run <text:span text:style-name="T1">source devel/setup.sh.</text:span></text:p>
        </text:list-item>
        <text:list-item>
          <text:p text:style-name="P2">Run again <text:span text:style-name="T1">catkin_make</text:span>. The code should compile succesfully.</text:p>
        </text:list-item>
        <text:list-item>
          <text:p text:style-name="P2">Before launching the simulator, edit <text:span text:style-name="T13">the two</text:span> <text:span text:style-name="T6">demo_</text:span><text:span text:style-name="T8">XXX_</text:span><text:span text:style-name="T6">launch.launch</text:span> and verify that the launch variables “<text:span text:style-name="T9">/environment_data</text:span>” and “<text:span text:style-name="T9">/wind_data</text:span>” are pointing to the locations of the environment file and wind file respectively.</text:p>
        </text:list-item>
        <text:list-item>
          <text:p text:style-name="P2">In “<text:span text:style-name="T11">simulated_tdlas</text:span><text:span text:style-name="T10">”</text:span> run <text:span text:style-name="T1">roslaunch demo_</text:span><text:span text:style-name="T3">XXX_</text:span><text:span text:style-name="T1">launch.data</text:span>. An rviz window should open and show the gas dispersion simulation.</text:p>
        </text:list-item>
        <text:list-item>
          <text:p text:style-name="P3">If you cannot see the green laser shooted around the room, in Rviz access to “Display” panel and <text:span text:style-name="T12">modify</text:span> the marker topic “Mox04/Sensor_display” in “Tdlas04/Sensor_display”</text:p>
          <text:p text:style-name="P2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ctor </meta:initial-creator>
    <meta:creation-date>2014-12-02T11:46:45</meta:creation-date>
    <dc:date>2015-06-03T14:53:49.290673337</dc:date>
    <meta:editing-duration>PT48M18S</meta:editing-duration>
    <meta:editing-cycles>7</meta:editing-cycles>
    <meta:generator>LibreOffice/4.2.8.2$Linux_X86_64 LibreOffice_project/420m0$Build-2</meta:generator>
    <meta:document-statistic meta:table-count="0" meta:image-count="0" meta:object-count="0" meta:page-count="1" meta:paragraph-count="11" meta:word-count="175" meta:character-count="1261" meta:non-whitespace-character-count="1104"/>
  </office:meta>
</office:document-meta>
</file>